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Arial"/>
    </style:style>
    <style:style style:name="ce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ext-properties style:font-name="Arial"/>
    </style:style>
    <style:style style:name="ce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BOM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5"/>
        <table:table-column table:style-name="co1" table:default-cell-style-name="ce8"/>
        <table:table-column table:style-name="co1" table:number-columns-repeated="2" table:default-cell-style-name="ce3"/>
        <table:table-column table:style-name="co1" table:default-cell-style-name="ce8"/>
        <table:table-column table:style-name="co1" table:number-columns-repeated="1016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ink</text:p>
          </table:table-cell>
          <table:table-cell table:style-name="ce6" office:value-type="string">
            <text:p>Unit cost (incl setup)</text:p>
          </table:table-cell>
          <table:table-cell table:style-name="ce1" office:value-type="string">
            <text:p>Order Qty</text:p>
          </table:table-cell>
          <table:table-cell table:style-name="ce1" office:value-type="string">
            <text:p>Qty per neuron</text:p>
          </table:table-cell>
          <table:table-cell table:style-name="ce6" office:value-type="string">
            <text:p>Per Neuron</text:p>
          </table:table-cell>
          <table:table-cell table:style-name="ce9" office:value-type="string">
            <text:p>Total Order</text:p>
          </table:table-cell>
          <table:table-cell table:style-name="ce9" table:number-columns-repeated="1003"/>
          <table:table-cell table:style-name="ce10" table:number-columns-repeated="12"/>
        </table:table-row>
        <table:table-row table:style-name="ro2">
          <table:table-cell table:style-name="ce2" office:value-type="float" office:value="1001">
            <text:p>1001</text:p>
          </table:table-cell>
          <table:table-cell table:style-name="ce4"/>
          <table:table-cell table:style-name="ce2" office:value-type="string">
            <text:p>Circuit board (cyton) (price doesn't change much for qty 100 based on area: could be 0.5"x0.5" or 1.2"x1.2")</text:p>
          </table:table-cell>
          <table:table-cell table:style-name="ce2" office:value-type="string">
            <text:p><text:a xlink:href="https://www.google.com/url?q=http://www.goldphoenixpcb.com/&amp;usd=2&amp;usg=ALhdy297148LkFyrKRrRl0uMWHcK_SXi7Q" xlink:type="simple">http://www.goldphoenixpcb.com/</text:a></text:p>
          </table:table-cell>
          <table:table-cell table:style-name="ce7" office:value-type="currency" office:currency="USD" office:value="1.915">
            <text:p>$1.91500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">
            <text:p>1</text:p>
          </table:table-cell>
          <table:table-cell table:style-name="ce7" table:formula="of:=[.G2]*[.E2]" office:value-type="currency" office:currency="USD" office:value="1.915">
            <text:p>$1.91500</text:p>
          </table:table-cell>
          <table:table-cell table:formula="of:=[.E2]*[.F2]" office:value-type="currency" office:currency="USD" office:value="245.12">
            <text:p>$245.12000</text:p>
          </table:table-cell>
          <table:table-cell table:number-columns-repeated="1015"/>
        </table:table-row>
        <table:table-row table:style-name="ro1">
          <table:table-cell table:style-name="ce2" office:value-type="float" office:value="1005">
            <text:p>1005</text:p>
          </table:table-cell>
          <table:table-cell table:style-name="ce2" office:value-type="string">
            <text:p>R1, R2, R3, R4, R5, R6</text:p>
          </table:table-cell>
          <table:table-cell table:style-name="ce2" office:value-type="string">
            <text:p>Resistors (for inputs) (10k, min 0.05 watt)</text:p>
          </table:table-cell>
          <table:table-cell table:style-name="ce2" office:value-type="string">
            <text:p><text:a xlink:href="https://www.google.com/url?q=http://www.digikey.com/product-detail/en/RC0603JR-0710KL/311-10KGRCT-ND/729647&amp;usd=2&amp;usg=ALhdy29QRvw8Yvxu31a4V1CtKFXdP7lcJg" xlink:type="simple">http://www.digikey.com/product-detail/en/RC0603JR-0710KL/311-10KGRCT-ND/729647</text:a></text:p>
          </table:table-cell>
          <table:table-cell table:style-name="ce7" office:value-type="currency" office:currency="USD" office:value="0.00294">
            <text:p>$0.00294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6">
            <text:p>6</text:p>
          </table:table-cell>
          <table:table-cell table:style-name="ce7" table:formula="of:=[.G3]*[.E3]" office:value-type="currency" office:currency="USD" office:value="0.01764">
            <text:p>$0.01764</text:p>
          </table:table-cell>
          <table:table-cell table:formula="of:=[.E3]*[.F3]" office:value-type="currency" office:currency="USD" office:value="2.646">
            <text:p>$2.64600</text:p>
          </table:table-cell>
          <table:table-cell table:number-columns-repeated="1015"/>
        </table:table-row>
        <table:table-row table:style-name="ro1">
          <table:table-cell table:style-name="ce2" office:value-type="float" office:value="1010">
            <text:p>1010</text:p>
          </table:table-cell>
          <table:table-cell table:style-name="ce4"/>
          <table:table-cell table:style-name="ce2" office:value-type="string">
            <text:p>Assembly labor hours</text:p>
          </table:table-cell>
          <table:table-cell table:style-name="ce2" office:value-type="string">
            <text:p>Won't have to pay for prototype labor (it'll be us)</text:p>
          </table:table-cell>
          <table:table-cell table:style-name="ce7" office:value-type="currency" office:currency="USD" office:value="30">
            <text:p>$30.000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7" table:formula="of:=[.G4]*[.E4]" office:value-type="currency" office:currency="USD" office:value="0">
            <text:p>$0.00000</text:p>
          </table:table-cell>
          <table:table-cell table:formula="of:=[.E4]*[.F4]" office:value-type="currency" office:currency="USD" office:value="0">
            <text:p>$0.00000</text:p>
          </table:table-cell>
          <table:table-cell table:number-columns-repeated="1015"/>
        </table:table-row>
        <table:table-row table:style-name="ro3">
          <table:table-cell table:style-name="ce2" office:value-type="float" office:value="1011">
            <text:p>1011</text:p>
          </table:table-cell>
          <table:table-cell table:style-name="ce4"/>
          <table:table-cell table:style-name="ce2" office:value-type="string">
            <text:p>Solder paste</text:p>
          </table:table-cell>
          <table:table-cell table:style-name="ce2" office:value-type="string">
            <text:p><text:a xlink:href="https://www.google.com/url?q=http://www.digikey.com/product-detail/en/SMD291SNL250T3/SMD291SNL250T3-ND/3645039&amp;usd=2&amp;usg=ALhdy29UGgC9wS_19HZWnbXSfImW756Q1A" xlink:type="simple">http://www.digikey.com/product-detail/en/SMD291SNL250T3/SMD291SNL250T3-ND/3645039</text:a></text:p>
          </table:table-cell>
          <table:table-cell table:style-name="ce7" office:value-type="currency" office:currency="USD" office:value="22.8">
            <text:p>$22.800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005">
            <text:p>0.005</text:p>
          </table:table-cell>
          <table:table-cell table:style-name="ce7" table:formula="of:=[.G5]*[.E5]" office:value-type="currency" office:currency="USD" office:value="0.114">
            <text:p>$0.11400</text:p>
          </table:table-cell>
          <table:table-cell table:formula="of:=[.E5]*[.F5]" office:value-type="currency" office:currency="USD" office:value="22.8">
            <text:p>$22.80000</text:p>
          </table:table-cell>
          <table:table-cell table:number-columns-repeated="1015"/>
        </table:table-row>
        <table:table-row table:style-name="ro1">
          <table:table-cell table:style-name="ce2" office:value-type="float" office:value="1012">
            <text:p>1012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AVR ATTiny44a (12 I/O lines, 4kb flash memory)</text:p>
          </table:table-cell>
          <table:table-cell table:style-name="ce2" office:value-type="string">
            <text:p><text:a xlink:href="https://www.google.com/url?q=http://www.digikey.com/product-detail/en/ATTINY44A-SSUR/ATTINY44A-SSURCT-ND/3441005&amp;usd=2&amp;usg=ALhdy29cqbN1Hd778JxyCEOFcADZEVggMQ" xlink:type="simple">http://www.digikey.com/product-detail/en/ATTINY44A-SSUR/ATTINY44A-SSURCT-ND/3441005</text:a></text:p>
          </table:table-cell>
          <table:table-cell table:style-name="ce7" office:value-type="currency" office:currency="USD" office:value="0.855">
            <text:p>$0.8550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table:formula="of:=[.G6]*[.E6]" office:value-type="currency" office:currency="USD" office:value="0.855">
            <text:p>$0.85500</text:p>
          </table:table-cell>
          <table:table-cell table:formula="of:=[.E6]*[.F6]" office:value-type="currency" office:currency="USD" office:value="128.25">
            <text:p>$128.25000</text:p>
          </table:table-cell>
          <table:table-cell table:number-columns-repeated="1015"/>
        </table:table-row>
        <table:table-row table:style-name="ro2">
          <table:table-cell table:style-name="ce2" office:value-type="float" office:value="1017">
            <text:p>1017</text:p>
          </table:table-cell>
          <table:table-cell table:style-name="ce2" office:value-type="string">
            <text:p>K1, K2, K3, K4, K5, K6, K7</text:p>
          </table:table-cell>
          <table:table-cell table:style-name="ce2" office:value-type="string">
            <text:p>Input PCB connectors (dendrites): simple version (shrouded headers, wide pitch, insertion mount): also used for axons</text:p>
          </table:table-cell>
          <table:table-cell table:style-name="ce2" office:value-type="string">
            <text:p><text:a xlink:href="https://www.google.com/url?q=http://www.digikey.com/product-detail/en/1735446-3/A100097-ND/2077999&amp;usd=2&amp;usg=ALhdy2_Uk2Cn9vcp1oLK1HrEnY0yNruhqw" xlink:type="simple">http://www.digikey.com/product-detail/en/1735446-3/A100097-ND/2077999</text:a></text:p>
          </table:table-cell>
          <table:table-cell table:style-name="ce7" office:value-type="currency" office:currency="USD" office:value="0.0562">
            <text:p>$0.0562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7">
            <text:p>7</text:p>
          </table:table-cell>
          <table:table-cell table:style-name="ce7" table:formula="of:=[.G7]*[.E7]" office:value-type="currency" office:currency="USD" office:value="0.3934">
            <text:p>$0.39340</text:p>
          </table:table-cell>
          <table:table-cell table:formula="of:=[.E7]*[.F7]" office:value-type="currency" office:currency="USD" office:value="56.2">
            <text:p>$56.20000</text:p>
          </table:table-cell>
          <table:table-cell table:number-columns-repeated="1015"/>
        </table:table-row>
        <table:table-row table:style-name="ro1">
          <table:table-cell table:style-name="ce2" office:value-type="float" office:value="1018">
            <text:p>1018</text:p>
          </table:table-cell>
          <table:table-cell table:style-name="ce4"/>
          <table:table-cell table:style-name="ce2" office:value-type="string">
            <text:p>Output connectors (axon terminals): simple version</text:p>
          </table:table-cell>
          <table:table-cell table:style-name="ce2" office:value-type="string">
            <text:p><text:a xlink:href="https://www.google.com/url?q=http://www.digikey.com/product-detail/en/1735447-3/A100020-ND/2077925&amp;usd=2&amp;usg=ALhdy297y_E-9yrQt1DyLupJMObNShQaIA" xlink:type="simple">http://www.digikey.com/product-detail/en/1735447-3/A100020-ND/2077925</text:a></text:p>
          </table:table-cell>
          <table:table-cell table:style-name="ce7" office:value-type="currency" office:currency="USD" office:value="0.02998">
            <text:p>$0.02998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4">
            <text:p>4</text:p>
          </table:table-cell>
          <table:table-cell table:style-name="ce7" table:formula="of:=[.G8]*[.E8]" office:value-type="currency" office:currency="USD" office:value="0.11992">
            <text:p>$0.11992</text:p>
          </table:table-cell>
          <table:table-cell table:formula="of:=[.E8]*[.F8]" office:value-type="currency" office:currency="USD" office:value="16.489">
            <text:p>$16.48900</text:p>
          </table:table-cell>
          <table:table-cell table:number-columns-repeated="1015"/>
        </table:table-row>
        <table:table-row table:style-name="ro1">
          <table:table-cell table:style-name="ce2" office:value-type="float" office:value="1019">
            <text:p>1019</text:p>
          </table:table-cell>
          <table:table-cell table:style-name="ce4"/>
          <table:table-cell table:style-name="ce2" office:value-type="string">
            <text:p>Output connector terminals: simple version</text:p>
          </table:table-cell>
          <table:table-cell table:style-name="ce2" office:value-type="string">
            <text:p><text:a xlink:href="https://www.google.com/url?q=http://www.digikey.com/product-detail/en/1735801-1/A103922CT-ND/2794835&amp;usd=2&amp;usg=ALhdy2_xoEGRtMfP68Y8kbi5QiGHxbWYYg" xlink:type="simple">http://www.digikey.com/product-detail/en/1735801-1/A103922CT-ND/2794835</text:a></text:p>
          </table:table-cell>
          <table:table-cell table:style-name="ce7" office:value-type="currency" office:currency="USD" office:value="0.01079">
            <text:p>$0.01079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12">
            <text:p>12</text:p>
          </table:table-cell>
          <table:table-cell table:style-name="ce7" table:formula="of:=[.G9]*[.E9]" office:value-type="currency" office:currency="USD" office:value="0.12948">
            <text:p>$0.12948</text:p>
          </table:table-cell>
          <table:table-cell table:formula="of:=[.E9]*[.F9]" office:value-type="currency" office:currency="USD" office:value="21.58">
            <text:p>$21.58000</text:p>
          </table:table-cell>
          <table:table-cell table:number-columns-repeated="1015"/>
        </table:table-row>
        <table:table-row table:style-name="ro2">
          <table:table-cell table:style-name="ce2" office:value-type="float" office:value="1020">
            <text:p>1020</text:p>
          </table:table-cell>
          <table:table-cell table:style-name="ce4"/>
          <table:table-cell table:style-name="ce2" office:value-type="string">
            <text:p>3-conductor wire output (axons, 4" lengths): simple version; 4-cond ribbon cable that can be stripped to 3-cond</text:p>
          </table:table-cell>
          <table:table-cell table:style-name="ce2" office:value-type="string">
            <text:p><text:a xlink:href="https://www.google.com/url?q=http://www.digikey.com/product-detail/en/8125%252F04%2520100/ML04G-100-ND/1107830&amp;usd=2&amp;usg=ALhdy29b07XRIUwmaHnZbU-4Z-NVbgjcvw" xlink:type="simple">http://www.digikey.com/product-detail/en/8125%2F04%20100/ML04G-100-ND/1107830</text:a></text:p>
          </table:table-cell>
          <table:table-cell table:style-name="ce7" table:formula="of:=58.29/300" office:value-type="currency" office:currency="USD" office:value="0.1943">
            <text:p>$0.1943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3">
            <text:p>3</text:p>
          </table:table-cell>
          <table:table-cell table:style-name="ce7" table:formula="of:=[.G10]*[.E10]" office:value-type="currency" office:currency="USD" office:value="0.5829">
            <text:p>$0.58290</text:p>
          </table:table-cell>
          <table:table-cell table:formula="of:=[.E10]*[.F10]" office:value-type="currency" office:currency="USD" office:value="58.29">
            <text:p>$58.29000</text:p>
          </table:table-cell>
          <table:table-cell table:number-columns-repeated="1015"/>
        </table:table-row>
        <table:table-row table:style-name="ro1">
          <table:table-cell table:style-name="ce2" office:value-type="float" office:value="1026">
            <text:p>1026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RGB LED (no processor): this dimmer unit is better, dude</text:p>
          </table:table-cell>
          <table:table-cell table:style-name="ce2" office:value-type="string">
            <text:p><text:a xlink:href="https://www.google.com/url?q=http://www.digikey.com/product-detail/en/LTST-C19FD1WT/160-2022-1-ND/3711419&amp;usd=2&amp;usg=ALhdy2_LxKS4Z1HBaBo8E60yMLh80vfkgw" xlink:type="simple">http://www.digikey.com/product-detail/en/LTST-C19FD1WT/160-2022-1-ND/3711419</text:a></text:p>
          </table:table-cell>
          <table:table-cell table:style-name="ce7" office:value-type="currency" office:currency="USD" office:value="0.279">
            <text:p>$0.2790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table:formula="of:=[.G11]*[.E11]" office:value-type="currency" office:currency="USD" office:value="0.279">
            <text:p>$0.27900</text:p>
          </table:table-cell>
          <table:table-cell table:formula="of:=[.E11]*[.F11]" office:value-type="currency" office:currency="USD" office:value="41.85">
            <text:p>$41.85000</text:p>
          </table:table-cell>
          <table:table-cell table:number-columns-repeated="1015"/>
        </table:table-row>
        <table:table-row table:style-name="ro1">
          <table:table-cell table:style-name="ce2" office:value-type="float" office:value="1028">
            <text:p>1028</text:p>
          </table:table-cell>
          <table:table-cell table:style-name="ce2" office:value-type="string">
            <text:p>R7, R9</text:p>
          </table:table-cell>
          <table:table-cell table:style-name="ce2" office:value-type="string">
            <text:p>Resistor for blue and green LED in RGB (75 ohm, min 0.05 watt)</text:p>
          </table:table-cell>
          <table:table-cell table:style-name="ce2" office:value-type="string">
            <text:p><text:a xlink:href="https://www.google.com/url?q=http://www.digikey.com/product-detail/en/RMCF0603JT75R0/RMCF0603JT75R0CT-ND/1943155&amp;usd=2&amp;usg=ALhdy29DqukJuXGsHjSDUuVVc3-HIf60iQ" xlink:type="simple">http://www.digikey.com/product-detail/en/RMCF0603JT75R0/RMCF0603JT75R0CT-ND/1943155</text:a></text:p>
          </table:table-cell>
          <table:table-cell table:style-name="ce7" office:value-type="currency" office:currency="USD" office:value="0.0052">
            <text:p>$0.0052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2">
            <text:p>2</text:p>
          </table:table-cell>
          <table:table-cell table:style-name="ce7" table:formula="of:=[.G12]*[.E12]" office:value-type="currency" office:currency="USD" office:value="0.0104">
            <text:p>$0.01040</text:p>
          </table:table-cell>
          <table:table-cell table:formula="of:=[.E12]*[.F12]" office:value-type="currency" office:currency="USD" office:value="1.56">
            <text:p>$1.56000</text:p>
          </table:table-cell>
          <table:table-cell table:number-columns-repeated="1015"/>
        </table:table-row>
        <table:table-row table:style-name="ro1">
          <table:table-cell table:style-name="ce2" office:value-type="float" office:value="1029">
            <text:p>1029</text:p>
          </table:table-cell>
          <table:table-cell table:style-name="ce2" office:value-type="string">
            <text:p>R8</text:p>
          </table:table-cell>
          <table:table-cell table:style-name="ce2" office:value-type="string">
            <text:p>Resistor for red LED in RGB (100 ohm, min 0.1 watt)</text:p>
          </table:table-cell>
          <table:table-cell table:style-name="ce2" office:value-type="string">
            <text:p><text:a xlink:href="https://www.google.com/url?q=http://www.digikey.com/product-detail/en/RC0805FR-07100RL/311-100CRCT-ND/730490&amp;usd=2&amp;usg=ALhdy2-sVdVc8N4jqx1sgFpqJHIeowrqEg" xlink:type="simple">http://www.digikey.com/product-detail/en/RC0805FR-07100RL/311-100CRCT-ND/730490</text:a></text:p>
          </table:table-cell>
          <table:table-cell table:style-name="ce7" office:value-type="currency" office:currency="USD" office:value="0.0089">
            <text:p>$0.0089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table:formula="of:=[.G13]*[.E13]" office:value-type="currency" office:currency="USD" office:value="0.0089">
            <text:p>$0.00890</text:p>
          </table:table-cell>
          <table:table-cell table:formula="of:=[.E13]*[.F13]" office:value-type="currency" office:currency="USD" office:value="1.335">
            <text:p>$1.33500</text:p>
          </table:table-cell>
          <table:table-cell table:number-columns-repeated="1015"/>
        </table:table-row>
        <table:table-row table:style-name="ro3">
          <table:table-cell table:style-name="ce2" office:value-type="float" office:value="1030">
            <text:p>1030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Bypass cap, 0.1 uF ceramic</text:p>
          </table:table-cell>
          <table:table-cell table:style-name="ce2" office:value-type="string">
            <text:p><text:a xlink:href="https://www.google.com/url?q=http://www.digikey.com/product-detail/en/C0603C104K4RACTU/399-1096-1-ND/411371&amp;usd=2&amp;usg=ALhdy28y4oPhIXsvdigW-ifDvuvXpEC1SA" xlink:type="simple">http://www.digikey.com/product-detail/en/C0603C104K4RACTU/399-1096-1-ND/411371</text:a></text:p>
          </table:table-cell>
          <table:table-cell table:style-name="ce7" office:value-type="currency" office:currency="USD" office:value="0.0099">
            <text:p>$0.0099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table:formula="of:=[.G14]*[.E14]" office:value-type="currency" office:currency="USD" office:value="0.0099">
            <text:p>$0.00990</text:p>
          </table:table-cell>
          <table:table-cell table:formula="of:=[.E14]*[.F14]" office:value-type="currency" office:currency="USD" office:value="1.485">
            <text:p>$1.48500</text:p>
          </table:table-cell>
          <table:table-cell table:number-columns-repeated="1015"/>
        </table:table-row>
        <table:table-row table:style-name="ro3">
          <table:table-cell table:style-name="ce2" office:value-type="float" office:value="1031">
            <text:p>1031</text:p>
          </table:table-cell>
          <table:table-cell table:style-name="ce2" office:value-type="string">
            <text:p>C2</text:p>
          </table:table-cell>
          <table:table-cell table:style-name="ce2" office:value-type="string">
            <text:p>Bypass cap, 10 uF tantalum</text:p>
          </table:table-cell>
          <table:table-cell table:style-name="ce2" office:value-type="string">
            <text:p><text:a xlink:href="https://www.google.com/url?q=http://www.digikey.com/product-detail/en/F920J106MPA/478-8115-1-ND/4005541&amp;usd=2&amp;usg=ALhdy2-UOKhWl87jzqyyRvBYFmH6yIlQ8g" xlink:type="simple">http://www.digikey.com/product-detail/en/F920J106MPA/478-8115-1-ND/4005541</text:a></text:p>
          </table:table-cell>
          <table:table-cell table:style-name="ce7" office:value-type="currency" office:currency="USD" office:value="0.156">
            <text:p>$0.1560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table:formula="of:=[.G15]*[.E15]" office:value-type="currency" office:currency="USD" office:value="0.156">
            <text:p>$0.15600</text:p>
          </table:table-cell>
          <table:table-cell table:formula="of:=[.E15]*[.F15]" office:value-type="currency" office:currency="USD" office:value="23.4">
            <text:p>$23.40000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string">
            <text:p>Total</text:p>
          </table:table-cell>
          <table:table-cell table:formula="of:=SUM([.H2:.H15])" office:value-type="currency" office:currency="USD" office:value="4.59154">
            <text:p>$4.59154</text:p>
          </table:table-cell>
          <table:table-cell table:style-name="ce8" table:formula="of:=SUM([.I2:.I15])" office:value-type="currency" office:currency="USD" office:value="621.005">
            <text:p>$621.00500</text:p>
          </table:table-cell>
          <table:table-cell table:number-columns-repeated="1015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3T11:17:43</meta:creation-date>
    <dc:date>2014-03-23T11:34:22</dc:date>
    <meta:editing-duration>PT13M11S</meta:editing-duration>
    <meta:editing-cycles>2</meta:editing-cycles>
    <meta:generator>LibreOffice/3.5$Linux_x86 LibreOffice_project/350m1$Build-2</meta:generator>
    <meta:document-statistic meta:table-count="1" meta:cell-count="132" meta:object-count="0"/>
  </office:meta>
</office:document-meta>
</file>